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.812cm" fo:min-width="0.562cm"/>
    </style:style>
    <style:style style:name="gr2" style:family="graphic" style:parent-style-name="objectwithoutfill">
      <style:graphic-properties svg:stroke-width="0.176cm" draw:marker-start-width="0.464cm" draw:marker-end-width="0.464cm" draw:fill="none" draw:textarea-vertical-align="middle" fo:padding-top="0.213cm" fo:padding-bottom="0.213cm" fo:padding-left="0.338cm" fo:padding-right="0.338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5cm" svg:height="1.5cm" svg:x="3.227cm" svg:y="1.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2" draw:layer="layout" svg:x1="2.977cm" svg:y1="6.93cm" svg:x2="3.977cm" svg:y2="5.53cm">
            <text:p/>
          </draw:line>
          <draw:line draw:style-name="gr2" draw:text-style-name="P2" draw:layer="layout" svg:x1="3.977cm" svg:y1="3.13cm" svg:x2="3.977cm" svg:y2="5.63cm">
            <text:p/>
          </draw:line>
          <draw:line draw:style-name="gr2" draw:text-style-name="P2" draw:layer="layout" svg:x1="4.977cm" svg:y1="6.93cm" svg:x2="3.977cm" svg:y2="5.53cm">
            <text:p/>
          </draw:line>
          <draw:line draw:style-name="gr2" draw:text-style-name="P2" draw:layer="layout" svg:x1="3.077cm" svg:y1="4.43cm" svg:x2="3.977cm" svg:y2="4.03cm">
            <text:p/>
          </draw:line>
          <draw:line draw:style-name="gr2" draw:text-style-name="P2" draw:layer="layout" svg:x1="4.477cm" svg:y1="5.03cm" svg:x2="3.977cm" svg:y2="4.03cm">
            <text:p/>
          </draw:line>
          <draw:line draw:style-name="gr2" draw:text-style-name="P2" draw:layer="layout" svg:x1="4.377cm" svg:y1="5.03cm" svg:x2="5.377cm" svg:y2="4.53cm">
            <text:p/>
          </draw:line>
          <draw:line draw:style-name="gr2" draw:text-style-name="P2" draw:layer="layout" svg:x1="3.977cm" svg:y1="4.53cm" svg:x2="6.477cm" svg:y2="4.53cm">
            <text:p/>
          </draw:line>
          <draw:line draw:style-name="gr2" draw:text-style-name="P2" draw:layer="layout" svg:x1="3.077cm" svg:y1="5.064cm" svg:x2="3.986cm" svg:y2="4.53cm">
            <text:p/>
          </draw:line>
          <draw:line draw:style-name="gr2" draw:text-style-name="P2" draw:layer="layout" svg:x1="3.301cm" svg:y1="4.945cm" svg:x2="3.101cm" svg:y2="4.345cm">
            <text:p/>
          </draw:line>
          <draw:line draw:style-name="gr2" draw:text-style-name="P2" draw:layer="layout" svg:x1="6.177cm" svg:y1="4.847cm" svg:x2="6.177cm" svg:y2="4.447cm">
            <text:p/>
          </draw:line>
          <draw:line draw:style-name="gr2" draw:text-style-name="P2" draw:layer="layout" svg:x1="6.024cm" svg:y1="4.8cm" svg:x2="7.024cm" svg:y2="4.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.6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11T21:10:53.422000000</meta:creation-date>
    <dc:date>2023-04-11T22:03:03.136000000</dc:date>
    <meta:editing-duration>PT11M37S</meta:editing-duration>
    <meta:editing-cycles>2</meta:editing-cycles>
    <meta:generator>LibreOffice/5.4.5.1$Windows_X86_64 LibreOffice_project/79c9829dd5d8054ec39a82dc51cd9eff340dbee8</meta:generator>
    <meta:document-statistic meta:object-count="13"/>
  </office:meta>
</office:document-meta>
</file>